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officeooo:rsid="0001837a" officeooo:paragraph-rsid="0001837a"/>
    </style:style>
    <style:style style:name="P3" style:family="paragraph" style:parent-style-name="Standard" style:list-style-name="L1">
      <style:paragraph-properties style:writing-mode="lr-tb"/>
      <style:text-properties officeooo:rsid="0001837a" officeooo:paragraph-rsid="0001837a"/>
    </style:style>
    <style:style style:name="P4" style:family="paragraph" style:parent-style-name="Standard" style:list-style-name="L1">
      <style:paragraph-properties style:writing-mode="lr-tb"/>
      <style:text-properties officeooo:rsid="0001837a" officeooo:paragraph-rsid="00025ee0"/>
    </style:style>
    <style:style style:name="P5" style:family="paragraph" style:parent-style-name="Standard" style:list-style-name="L1">
      <style:paragraph-properties style:writing-mode="lr-tb"/>
      <style:text-properties officeooo:rsid="00025ee0" officeooo:paragraph-rsid="00025ee0"/>
    </style:style>
    <style:style style:name="T1" style:family="text">
      <style:text-properties style:font-name="sans-serif" fo:font-size="12pt"/>
    </style:style>
    <style:style style:name="T2" style:family="text">
      <style:text-properties style:font-name="sans-serif" fo:font-size="12pt" officeooo:rsid="00025e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rain Dump: </text:span></text:p>
      <text:list xml:id="list2842646117" text:style-name="L1">
        <text:list-item>
          <text:p text:style-name="P4"><text:span text:style-name="T1">Do the project on red Giant stars and their evolution. </text:span></text:p>
          <text:list>
            <text:list-item>
              <text:p text:style-name="P5"><text:span text:style-name="T1">This project would</text:span></text:p>
            </text:list-item>
            <text:list-item>
              <text:p text:style-name="P3"><text:span text:style-name="T1">This project will lend insight into my understanding of the physical characteristics of red giant stars</text:span></text:p>
            </text:list-item>
            <text:list-item>
              <text:p text:style-name="P3"><text:span text:style-name="T1">Presentation could be about the red giant phase of evolution, about the tip of the red giant branch i.e. what happens then and why they get dimmer with the increase in energy output and not brighter, Why this allows them to be used as standard candles</text:span></text:p>
            </text:list-item>
          </text:list>
        </text:list-item>
        <text:list-item>
          <text:p text:style-name="P3"><text:span text:style-name="T1">The project could also be about re calibration of the TRGB to measure the hubble constant</text:span></text:p>
          <text:list>
            <text:list-item>
              <text:p text:style-name="P3"><text:span text:style-name="T1">This topic would essentially present the results of </text:span><text:a xlink:type="simple" xlink:href="https://arxiv.org/abs/2106.15656" text:style-name="Internet_20_link" text:visited-style-name="Visited_20_Internet_20_Link"><text:span text:style-name="T1">this paper</text:span></text:a><text:span text:style-name="T1">. </text:span></text:p>
            </text:list-item>
          </text:list>
        </text:list-item>
      </text:list>
      <text:p text:style-name="P2"><text:span text:style-name="T1"/></text:p>
      <text:p text:style-name="P2"><text:span text:style-name="T1"/></text:p>
      <text:p text:style-name="P1"><text:span text:style-name="T1"/></text:p>
      <text:p text:style-name="P1"><text:bookmark text:name="page1R_mcid31"/><text:span text:style-name="T1">Submit a 1-page PDF with the following</text:span> <text:bookmark text:name="page1R_mcid32"/><text:bookmark text:name="page1R_mcid33"/><text:bookmark text:name="page1R_mcid34"/><text:bookmark text:name="page1R_mcid35"/><text:line-break/>•<text:bookmark text:name="page1R_mcid36"/> <text:span text:style-name="T1">The title of your topic</text:span> <text:bookmark text:name="page1R_mcid37"/><text:bookmark text:name="page1R_mcid38"/><text:line-break/>•<text:bookmark text:name="page1R_mcid39"/> <text:span text:style-name="T1">A paragraph describing the star/topic/theory you’re going to present, including</text:span> <text:span text:style-name="T1">citations to</text:span><text:line-break/><text:span text:style-name="T1">at least 2 recent or important references. Be sure to describe why this topic is</text:span><text:line-break/><text:span text:style-name="T1">interesting, and what</text:span> <text:span text:style-name="T1">single</text:span> <text:span text:style-name="T1">main result you will focus your presentation. (This is akin to a</text:span><text:line-break/><text:span text:style-name="T1">conference talk abstract. Be sure to include lots of details, but keep it to within a half-page)</text:span> <text:bookmark text:name="page1R_mcid40"/><text:bookmark text:name="page1R_mcid41"/><text:line-break/>•<text:bookmark text:name="page1R_mcid42"/> <text:span text:style-name="T1">The full References to your 2 (or more) citations. These probably should be published</text:span><text:line-break/><text:span text:style-name="T1">scientific (journal) articles, but I will accept other things if you make a strong case.</text:span> <text:bookmark text:name="page1R_mcid43"/><text:bookmark text:name="page1R_mcid44"/><text:line-break/>•<text:bookmark text:name="page1R_mcid45"/> <text:span text:style-name="T1">A screenshot of 1 interesting</text:span> <text:span text:style-name="T1">figure or result you’ll use in your presentation. Be sure to</text:span><text:line-break/><text:span text:style-name="T1">include the reference for where this</text:span> <text:span text:style-name="T1">figure came from!</text:span> <text:bookmark text:name="page1R_mcid46"/><text:bookmark text:name="page1R_mcid47"/><text:line-break/>•<text:bookmark text:name="page1R_mcid48"/> <text:span text:style-name="T1">Your preferred presentation time &amp; format</text:span> <text:bookmark text:name="page1R_mcid49"/><text:bookmark text:name="page1R_mcid50"/><text:bookmark text:name="page1R_mcid51"/><text:line-break/>•<text:bookmark text:name="page1R_mcid52"/> <text:span text:style-name="T1">NOTE:</text:span> <text:span text:style-name="T1">I can’t promise everyone will get the date they want, but I’ll try!</text:span> <text:bookmark text:name="page1R_mcid53"/><text:line-break/><text:span text:style-name="T1">As with homework assignments, this must be submitted via a Dropbox Link you will receive in</text:span><text:line-break/><text:span text:style-name="T1">your email. Email Jim if you can’t</text:span> <text:span text:style-name="T1">find this link!</text:span> </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5.2$Windows_X86_64 LibreOffice_project/dd0751754f11728f69b42ee2af66670068624673</meta:generator>
    <dc:date>2022-02-16T11:11:42.772000000</dc:date>
    <meta:editing-duration>PT7M36S</meta:editing-duration>
    <meta:editing-cycles>1</meta:editing-cycles>
    <meta:document-statistic meta:table-count="0" meta:image-count="0" meta:object-count="0" meta:page-count="1" meta:paragraph-count="8" meta:word-count="287" meta:character-count="1625" meta:non-whitespace-character-count="1341"/>
  </office:meta>
</office:document-meta>
</file>